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fixed"/>
    <style:font-face style:name="Arial Narrow" svg:font-family="'Arial Narrow'"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swiss" style:font-pitch="fixed"/>
    <style:font-face style:name="Mangal" svg:font-family="Mangal"/>
    <style:font-face style:name="Mangal1"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charset="x-symbol"/>
    <style:font-face style:name="Times New Roman" svg:font-family="'Times New Roman'" style:font-family-generic="modern"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4" style:family="paragraph" style:parent-style-name="Footnote">
      <style:text-properties style:font-name="Arial Narrow" officeooo:paragraph-rsid="0009919f"/>
    </style:style>
    <style:style style:name="P5"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6" style:family="paragraph" style:parent-style-name="Standard">
      <style:text-properties style:use-window-font-color="true" loext:opacity="0%" style:font-name="Arial1" fo:font-size="12pt" fo:language="zxx" fo:country="none" fo:font-weight="bold" officeooo:paragraph-rsid="000d855a" style:font-name-asian="Symbol" style:font-size-asian="12pt" style:font-weight-asian="bold" style:font-name-complex="Symbol" style:font-size-complex="10pt" style:font-weight-complex="bold"/>
    </style:style>
    <style:style style:name="P7" style:family="paragraph" style:parent-style-name="Standard">
      <style:text-properties style:use-window-font-color="true" loext:opacity="0%" style:font-name="Arial1" fo:font-size="10pt" fo:language="zxx" fo:country="none" fo:font-weight="normal" officeooo:paragraph-rsid="000d855a" style:font-name-asian="Symbol" style:font-size-asian="10pt" style:font-weight-asian="normal" style:font-name-complex="Symbol" style:font-size-complex="10pt" style:font-weight-complex="normal"/>
    </style:style>
    <style:style style:name="P8" style:family="paragraph" style:parent-style-name="Standard">
      <style:text-properties style:font-name="Courier New" fo:font-size="10pt" fo:font-weight="normal" officeooo:paragraph-rsid="000d855a" style:font-size-asian="8.75pt" style:font-weight-asian="normal" style:font-size-complex="10pt" style:font-weight-complex="normal"/>
    </style:style>
    <style:style style:name="P9" style:family="paragraph" style:parent-style-name="Standard">
      <style:text-properties style:font-name="Courier New" fo:font-size="11pt" fo:font-weight="normal" officeooo:paragraph-rsid="000d855a" style:font-size-asian="9.60000038146973pt" style:font-weight-asian="normal" style:font-size-complex="11pt" style:font-weight-complex="normal"/>
    </style:style>
    <style:style style:name="P10" style:family="paragraph" style:parent-style-name="Standard">
      <style:text-properties style:font-name="Courier New" officeooo:paragraph-rsid="000d855a"/>
    </style:style>
    <style:style style:name="P11" style:family="paragraph" style:parent-style-name="Standard">
      <style:text-properties fo:font-size="8pt" fo:font-weight="normal" officeooo:paragraph-rsid="000d855a" style:font-size-asian="8pt" style:font-weight-asian="normal" style:font-size-complex="8pt" style:font-weight-complex="normal"/>
    </style:style>
    <style:style style:name="P12" style:family="paragraph" style:parent-style-name="Standard">
      <style:text-properties fo:font-size="10pt" fo:font-weight="normal" officeooo:paragraph-rsid="000d855a" style:font-size-asian="8.75pt" style:font-weight-asian="normal" style:font-size-complex="10pt" style:font-weight-complex="normal"/>
    </style:style>
    <style:style style:name="P13" style:family="paragraph" style:parent-style-name="Standard">
      <style:text-properties fo:font-size="11pt" fo:font-weight="normal" officeooo:paragraph-rsid="000d855a" style:font-size-asian="9.60000038146973pt" style:font-weight-asian="normal" style:font-size-complex="11pt" style:font-weight-complex="normal"/>
    </style:style>
    <style:style style:name="P14" style:family="paragraph" style:parent-style-name="Standard">
      <style:text-properties officeooo:paragraph-rsid="000d855a"/>
    </style:style>
    <style:style style:name="P15" style:family="paragraph">
      <style:paragraph-properties fo:text-align="start"/>
    </style:style>
    <style:style style:name="P16" style:family="paragraph">
      <loext:graphic-properties draw:fill="none"/>
      <style:paragraph-properties fo:text-align="start"/>
      <style:text-properties style:font-name="Arial1" fo:font-size="10pt" style:font-size-asian="10pt" style:font-size-complex="10pt"/>
    </style:style>
    <style:style style:name="P17" style:family="paragraph">
      <style:paragraph-properties fo:text-align="center"/>
    </style:style>
    <style:style style:name="P18" style:family="paragraph">
      <style:paragraph-properties fo:text-align="center"/>
      <style:text-properties style:font-name="Courier New" fo:font-size="10pt" style:font-size-asian="10pt" style:font-size-complex="10pt"/>
    </style:style>
    <style:style style:name="P19" style:family="paragraph">
      <loext:graphic-properties draw:fill="none"/>
      <style:paragraph-properties style:writing-mode="lr-tb"/>
      <style:text-properties style:font-name="Courier New" fo:font-size="10pt" style:font-size-asian="10pt" style:font-size-complex="10pt"/>
    </style:style>
    <style:style style:name="P20" style:family="paragraph">
      <style:text-properties style:font-name="Courier New" fo:font-size="10pt" style:font-size-asian="10pt" style:font-size-complex="10pt"/>
    </style:style>
    <style:style style:name="P21" style:family="paragraph">
      <style:text-properties style:font-name="Arial1" fo:font-size="9pt" style:font-size-asian="9pt" style:font-size-complex="9pt"/>
    </style:style>
    <style:style style:name="P22" style:family="paragraph">
      <loext:graphic-properties draw:fill="none"/>
      <style:paragraph-properties style:writing-mode="lr-tb"/>
      <style:text-properties style:font-name="Arial1" fo:font-size="9pt" style:font-size-asian="9pt" style:font-size-complex="9pt"/>
    </style:style>
    <style:style style:name="P23" style:family="paragraph">
      <style:paragraph-properties fo:text-align="start"/>
      <style:text-properties style:font-name="Arial1" fo:font-size="9pt" style:font-size-asian="9pt" style:font-size-complex="9pt"/>
    </style:style>
    <style:style style:name="P24" style:family="paragraph">
      <loext:graphic-properties draw:fill="none"/>
      <style:paragraph-properties fo:text-align="center"/>
    </style:style>
    <style:style style:name="P25" style:family="paragraph">
      <loext:graphic-properties draw:fill="none"/>
      <style:paragraph-properties fo:text-align="start"/>
      <style:text-properties style:font-name="Arial1" fo:font-size="11pt" fo:font-weight="bold" style:font-size-asian="11pt" style:font-weight-asian="bold" style:font-size-complex="11pt" style:font-weight-complex="bold"/>
    </style:style>
    <style:style style:name="P26" style:family="paragraph">
      <loext:graphic-properties draw:fill="none"/>
      <style:paragraph-properties fo:text-align="center"/>
      <style:text-properties style:font-name="Arial1" fo:font-size="11pt" fo:font-weight="bold" style:font-size-asian="11pt" style:font-weight-asian="bold" style:font-size-complex="11pt" style:font-weight-complex="bold"/>
    </style:style>
    <style:style style:name="T1" style:family="text">
      <style:text-properties fo:font-size="12pt" style:font-size-asian="12pt"/>
    </style:style>
    <style:style style:name="T2" style:family="text">
      <style:text-properties fo:font-size="8pt" fo:font-weight="normal" style:font-size-asian="8pt" style:font-weight-asian="normal" style:font-size-complex="8pt" style:font-weight-complex="normal"/>
    </style:style>
    <style:style style:name="T3" style:family="text">
      <style:text-properties officeooo:rsid="0009919f"/>
    </style:style>
    <style:style style:name="T4" style:family="text">
      <style:text-properties style:text-position="super 58%" officeooo:rsid="0009919f"/>
    </style:style>
    <style:style style:name="T5" style:family="text">
      <style:text-properties style:font-name="Arial1" style:font-name-asian="Times New Roman1" style:font-size-asian="10pt" style:font-name-complex="Times New Roman1"/>
    </style:style>
    <style:style style:name="T6" style:family="text">
      <style:text-properties style:font-name="Arial1" style:font-size-asian="10pt"/>
    </style:style>
    <style:style style:name="T7" style:family="text">
      <style:text-properties style:use-window-font-color="true" loext:opacity="0%" style:font-name="Arial1" fo:language="zxx" fo:country="none" style:font-name-asian="Times New Roman1" style:font-size-asian="10pt" style:font-name-complex="Times New Roman1"/>
    </style:style>
    <style:style style:name="T8" style:family="text">
      <style:text-properties style:use-window-font-color="true" loext:opacity="0%" style:font-name="Arial1" fo:language="zxx" fo:country="none" style:font-name-asian="Symbol" style:font-size-asian="10pt" style:font-name-complex="Symbol"/>
    </style:style>
    <style:style style:name="T9" style:family="text">
      <style:text-properties style:use-window-font-color="true" loext:opacity="0%" style:font-name="Arial1" fo:font-size="12pt" fo:language="zxx" fo:country="none" fo:font-weight="bold" style:font-name-asian="Symbol" style:font-size-asian="12pt" style:font-weight-asian="bold" style:font-name-complex="Symbol" style:font-size-complex="10pt" style:font-weight-complex="bold"/>
    </style:style>
    <style:style style:name="T10" style:family="text">
      <style:text-properties style:use-window-font-color="true" loext:opacity="0%" style:font-name="Arial1" fo:font-size="12pt" fo:language="zxx" fo:country="none" fo:font-weight="bold" officeooo:rsid="000e04f1" style:font-name-asian="Symbol" style:font-size-asian="12pt" style:font-weight-asian="bold" style:font-name-complex="Symbol" style:font-size-complex="10pt" style:font-weight-complex="bold"/>
    </style:style>
    <style:style style:name="T11" style:family="text">
      <style:text-properties style:use-window-font-color="true" loext:opacity="0%" style:font-name="Arial1" fo:font-size="10pt" fo:language="zxx" fo:country="none" fo:font-weight="normal" style:font-name-asian="Times New Roman1" style:font-size-asian="10pt" style:font-weight-asian="normal" style:font-name-complex="Times New Roman1" style:font-size-complex="10pt" style:font-weight-complex="normal"/>
    </style:style>
    <style:style style:name="T12" style:family="text">
      <style:text-properties style:use-window-font-color="true" loext:opacity="0%" style:font-name="Arial1" fo:font-size="10pt" fo:language="zxx" fo:country="none" fo:font-weight="normal" style:font-name-asian="Symbol" style:font-size-asian="10pt" style:font-weight-asian="normal" style:font-name-complex="Symbol" style:font-size-complex="10pt" style:font-weight-complex="normal"/>
    </style:style>
    <style:style style:name="T13" style:family="text">
      <style:text-properties style:use-window-font-color="true" loext:opacity="0%" style:font-name="Arial1" fo:font-size="10pt" fo:language="zxx" fo:country="none" style:font-name-asian="Times New Roman1" style:font-size-asian="10pt" style:font-name-complex="Times New Roman1" style:font-size-complex="10pt"/>
    </style:style>
    <style:style style:name="T14" style:family="text">
      <style:text-properties style:use-window-font-color="true" loext:opacity="0%" style:font-name="Arial1" fo:font-size="10pt" fo:language="zxx" fo:country="none" style:font-name-asian="Symbol" style:font-size-asian="10pt" style:font-name-complex="Symbol" style:font-size-complex="10pt"/>
    </style:style>
    <style:style style:name="T15" style:family="text">
      <style:text-properties style:use-window-font-color="true" loext:opacity="0%" style:font-name="Arial1" fo:font-size="5pt" fo:language="zxx" fo:country="none" fo:font-weight="normal" style:font-name-asian="Times New Roman1" style:font-size-asian="5pt" style:font-weight-asian="normal" style:font-name-complex="Times New Roman1" style:font-size-complex="5pt" style:font-weight-complex="normal"/>
    </style:style>
    <style:style style:name="T16" style:family="text">
      <style:text-properties style:use-window-font-color="true" loext:opacity="0%" style:font-name="Arial1" fo:font-size="5pt" fo:language="zxx" fo:country="none" style:font-name-asian="Times New Roman1" style:font-size-asian="5pt" style:font-name-complex="Times New Roman1" style:font-size-complex="5pt"/>
    </style:style>
    <style:style style:name="T17" style:family="text">
      <style:text-properties style:use-window-font-color="true" loext:opacity="0%" style:font-name="Arial1" fo:font-size="7pt" fo:language="zxx" fo:country="none" style:font-name-asian="Times New Roman1" style:font-size-asian="7pt" style:font-name-complex="Times New Roman1" style:font-size-complex="7pt"/>
    </style:style>
    <style:style style:name="T18" style:family="text">
      <style:text-properties style:use-window-font-color="true" loext:opacity="0%" style:font-name="Arial1" fo:font-size="9pt" fo:language="zxx" fo:country="none" fo:font-weight="normal" style:font-name-asian="Times New Roman1" style:font-size-asian="9pt" style:font-weight-asian="normal" style:font-name-complex="Times New Roman1" style:font-size-complex="9pt" style:font-weight-complex="normal"/>
    </style:style>
    <style:style style:name="T19" style:family="text">
      <style:text-properties style:use-window-font-color="true" loext:opacity="0%" style:font-name="Arial1" fo:font-size="8pt" fo:language="zxx" fo:country="none" fo:font-weight="normal" style:font-name-asian="Times New Roman1" style:font-size-asian="8pt" style:font-weight-asian="normal" style:font-name-complex="Times New Roman1" style:font-size-complex="8pt" style:font-weight-complex="normal"/>
    </style:style>
    <style:style style:name="T20" style:family="text">
      <style:text-properties style:use-window-font-color="true" loext:opacity="0%" style:font-name="Arial1" fo:font-size="8pt" fo:language="zxx" fo:country="none" style:font-name-asian="Times New Roman1" style:font-size-asian="8pt" style:font-name-complex="Times New Roman1" style:font-size-complex="8pt"/>
    </style:style>
    <style:style style:name="T21" style:family="text">
      <style:text-properties style:use-window-font-color="true" loext:opacity="0%" style:font-name="Arial1" fo:font-size="9.5pt" fo:language="zxx" fo:country="none" style:font-name-asian="Symbol" style:font-size-asian="9.5pt" style:font-name-complex="Symbol" style:font-size-complex="9.5pt"/>
    </style:style>
    <style:style style:name="T22" style:family="text">
      <style:text-properties style:use-window-font-color="true" loext:opacity="0%" style:font-name="Arial1" fo:font-size="9.5pt" fo:language="zxx" fo:country="none" fo:font-weight="normal" style:font-name-asian="Symbol" style:font-size-asian="9.5pt" style:font-weight-asian="normal" style:font-name-complex="Symbol" style:font-size-complex="9.5pt" style:font-weight-complex="normal"/>
    </style:style>
    <style:style style:name="T23" style:family="text">
      <style:text-properties style:use-window-font-color="true" loext:opacity="0%" style:font-name="Arial1" fo:font-size="6pt" fo:language="zxx" fo:country="none" fo:font-weight="normal" style:font-name-asian="Times New Roman1" style:font-size-asian="6pt" style:font-weight-asian="normal" style:font-name-complex="Times New Roman1" style:font-size-complex="6pt" style:font-weight-complex="normal"/>
    </style:style>
    <style:style style:name="T24" style:family="text">
      <style:text-properties style:use-window-font-color="true" loext:opacity="0%" style:font-name="Arial1" fo:font-size="6pt" fo:language="zxx" fo:country="none" style:font-name-asian="Times New Roman1" style:font-size-asian="6pt" style:font-name-complex="Times New Roman1" style:font-size-complex="6pt"/>
    </style:style>
    <style:style style:name="T25" style:family="text">
      <style:text-properties style:use-window-font-color="true" loext:opacity="0%" style:font-name="Arial1" fo:font-size="3pt" fo:language="zxx" fo:country="none" style:font-name-asian="Symbol" style:font-size-asian="3pt" style:font-name-complex="Symbol" style:font-size-complex="3pt"/>
    </style:style>
    <style:style style:name="T26" style:family="text">
      <style:text-properties style:use-window-font-color="true" loext:opacity="0%" style:font-name="Arial1" fo:font-size="2pt" fo:language="zxx" fo:country="none" style:font-name-asian="Symbol" style:font-size-asian="2pt" style:font-name-complex="Symbol" style:font-size-complex="2pt"/>
    </style:style>
    <style:style style:name="T27" style:family="text">
      <style:text-properties style:use-window-font-color="true" loext:opacity="0%" style:font-name="Symbol" fo:language="zxx" fo:country="none" style:font-name-asian="Symbol" style:font-size-asian="10pt" style:font-name-complex="Symbol"/>
    </style:style>
    <style:style style:name="T28" style:family="text">
      <style:text-properties style:use-window-font-color="true" loext:opacity="0%" style:font-name="Symbol" fo:font-size="10pt" fo:language="zxx" fo:country="none" fo:font-weight="normal" style:font-name-asian="Symbol" style:font-size-asian="10pt" style:font-weight-asian="normal" style:font-name-complex="Symbol" style:font-size-complex="10pt" style:font-weight-complex="normal"/>
    </style:style>
    <style:style style:name="T29" style:family="text">
      <style:text-properties style:use-window-font-color="true" loext:opacity="0%" style:font-name="Symbol" fo:font-size="10pt" fo:language="zxx" fo:country="none" style:font-name-asian="Symbol" style:font-size-asian="10pt" style:font-name-complex="Symbol" style:font-size-complex="10pt"/>
    </style:style>
    <style:style style:name="T30" style:family="text">
      <style:text-properties style:use-window-font-color="true" loext:opacity="0%" fo:language="zxx" fo:country="none" style:font-size-asian="10pt"/>
    </style:style>
    <style:style style:name="T31" style:family="text">
      <style:text-properties style:use-window-font-color="true" loext:opacity="0%" fo:language="zxx" fo:country="none" style:font-name-asian="Symbol" style:font-size-asian="10pt" style:font-name-complex="Symbol"/>
    </style:style>
    <style:style style:name="T32" style:family="text">
      <style:text-properties style:use-window-font-color="true" loext:opacity="0%" style:font-name="Courier New" fo:font-size="10pt" fo:language="zxx" fo:country="none" style:font-name-asian="Symbol" style:font-size-asian="10pt" style:font-name-complex="Symbol" style:font-size-complex="10pt"/>
    </style:style>
    <style:style style:name="T33" style:family="text">
      <style:text-properties style:use-window-font-color="true" loext:opacity="0%" style:font-name="Courier New" fo:font-size="10pt" fo:language="zxx" fo:country="none" fo:font-weight="normal" style:font-name-asian="Symbol" style:font-size-asian="10pt" style:font-weight-asian="normal" style:font-name-complex="Symbol" style:font-size-complex="10pt" style:font-weight-complex="normal"/>
    </style:style>
    <style:style style:name="T34" style:family="text">
      <style:text-properties style:use-window-font-color="true" loext:opacity="0%" fo:font-size="7pt" fo:language="zxx" fo:country="none" style:font-size-asian="7pt" style:font-size-complex="7pt"/>
    </style:style>
    <style:style style:name="T35" style:family="text">
      <style:text-properties style:use-window-font-color="true" loext:opacity="0%" fo:font-size="10pt" fo:language="zxx" fo:country="none" fo:font-weight="normal" style:font-name-asian="Symbol" style:font-size-asian="10pt" style:font-weight-asian="normal" style:font-name-complex="Symbol" style:font-size-complex="10pt" style:font-weight-complex="normal"/>
    </style:style>
    <style:style style:name="T36" style:family="text">
      <style:text-properties style:use-window-font-color="true" loext:opacity="0%" fo:font-size="10pt" fo:language="zxx" fo:country="none" style:font-size-asian="10pt" style:font-size-complex="10pt"/>
    </style:style>
    <style:style style:name="T37" style:family="text">
      <style:text-properties style:use-window-font-color="true" loext:opacity="0%" fo:font-size="10pt" fo:language="zxx" fo:country="none" style:font-name-asian="Symbol" style:font-size-asian="10pt" style:font-name-complex="Symbol" style:font-size-complex="10pt"/>
    </style:style>
    <style:style style:name="T38" style:family="text">
      <style:text-properties style:use-window-font-color="true" loext:opacity="0%" fo:font-size="8pt" fo:language="zxx" fo:country="none" style:font-size-asian="8pt" style:font-size-complex="8pt"/>
    </style:style>
    <style:style style:name="T39" style:family="text">
      <style:text-properties style:use-window-font-color="true" loext:opacity="0%" fo:font-size="9.5pt" fo:language="zxx" fo:country="none" style:font-size-asian="9.5pt" style:font-size-complex="9.5pt"/>
    </style:style>
    <style:style style:name="T40" style:family="text">
      <style:text-properties style:font-name="Symbol" style:font-size-asian="10pt"/>
    </style:style>
    <style:style style:name="T41" style:family="text">
      <style:text-properties fo:color="#0000ff" loext:opacity="100%" fo:language="zxx" fo:country="none" style:font-size-asian="10pt"/>
    </style:style>
    <style:style style:name="T42" style:family="text">
      <style:text-properties fo:color="#0000ff" loext:opacity="100%" fo:language="zxx" fo:country="none" style:font-name-asian="Symbol" style:font-size-asian="10pt" style:font-name-complex="Symbol"/>
    </style:style>
    <style:style style:name="T43" style:family="text">
      <style:text-properties fo:color="#0000ff" loext:opacity="100%" style:font-name="Courier New" fo:font-size="10pt" fo:language="zxx" fo:country="none" style:font-name-asian="Symbol" style:font-size-asian="10pt" style:font-name-complex="Symbol" style:font-size-complex="10pt"/>
    </style:style>
    <style:style style:name="T44" style:family="text">
      <style:text-properties fo:color="#0000ff" loext:opacity="100%" style:font-name="Courier New" fo:font-size="10pt" fo:language="zxx" fo:country="none" fo:font-weight="normal" style:font-name-asian="Symbol" style:font-size-asian="10pt" style:font-weight-asian="normal" style:font-name-complex="Symbol" style:font-size-complex="10pt" style:font-weight-complex="normal"/>
    </style:style>
    <style:style style:name="T45" style:family="text">
      <style:text-properties fo:color="#0000ff" loext:opacity="100%" fo:font-size="10pt" fo:language="zxx" fo:country="none" fo:font-weight="normal" style:font-name-asian="Symbol" style:font-size-asian="10pt" style:font-weight-asian="normal" style:font-name-complex="Symbol" style:font-size-complex="10pt" style:font-weight-complex="normal"/>
    </style:style>
    <style:style style:name="T46" style:family="text">
      <style:text-properties fo:color="#0000ff" loext:opacity="100%" fo:font-size="10pt" fo:language="zxx" fo:country="none" style:font-size-asian="10pt" style:font-size-complex="10pt"/>
    </style:style>
    <style:style style:name="T47" style:family="text">
      <style:text-properties fo:color="#0000ff" loext:opacity="100%" fo:font-size="10pt" fo:language="zxx" fo:country="none" style:font-name-asian="Symbol" style:font-size-asian="10pt" style:font-name-complex="Symbol" style:font-size-complex="10pt"/>
    </style:style>
    <style:style style:name="T48" style:family="text">
      <style:text-properties style:font-name="Arial1" fo:font-size="10pt" style:font-size-asian="10pt" style:font-size-complex="10pt"/>
    </style:style>
    <style:style style:name="T49" style:family="text">
      <style:text-properties style:font-name="Arial1" fo:font-size="10pt" fo:font-weight="bold" style:font-size-asian="10pt" style:font-weight-asian="bold" style:font-size-complex="10pt" style:font-weight-complex="bold"/>
    </style:style>
    <style:style style:name="T50" style:family="text">
      <style:text-properties style:font-name="Courier New" fo:font-size="10pt" style:font-size-asian="10pt" style:font-size-complex="10pt"/>
    </style:style>
    <style:style style:name="T51" style:family="text">
      <style:text-properties style:font-name="Arial1" fo:font-size="10pt" fo:font-weight="normal" style:font-size-asian="10pt" style:font-weight-asian="normal" style:font-size-complex="10pt" style:font-weight-complex="normal"/>
    </style:style>
    <style:style style:name="T52" style:family="text">
      <style:text-properties style:font-name="Courier New" fo:font-size="4pt" style:font-size-asian="4pt" style:font-size-complex="4pt"/>
    </style:style>
    <style:style style:name="T53" style:family="text">
      <style:text-properties style:font-name="Arial1" fo:font-size="9pt" style:font-size-asian="9pt" style:font-size-complex="9pt"/>
    </style:style>
    <style:style style:name="T54" style:family="text">
      <style:text-properties style:font-name="Arial1" fo:font-size="4pt" style:font-size-asian="4pt" style:font-size-complex="4pt"/>
    </style:style>
    <style:style style:name="T55" style:family="text">
      <style:text-properties style:font-name="Courier New" fo:font-size="11pt" style:font-size-asian="11pt" style:font-size-complex="11pt"/>
    </style:style>
    <style:style style:name="T56" style:family="text">
      <style:text-properties style:font-name="Arial1" fo:font-size="11pt" fo:font-weight="bold" style:font-size-asian="11pt" style:font-weight-asian="bold" style:font-size-complex="11pt" style:font-weight-complex="bol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stroke="none" draw:fill="none"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textarea-horizontal-align="left" draw:textarea-vertical-align="middle" loext:decorative="false"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3" style:family="graphic">
      <style:graphic-properties draw:stroke="none" draw:fill="none" draw:textarea-horizontal-align="left" draw:textarea-vertical-align="middle" loext:decorative="false"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4" style:family="graphic">
      <style:graphic-properties draw:marker-end="Symmetric_20_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none" draw:textarea-horizontal-align="justify" draw:textarea-vertical-align="middle" draw:auto-grow-height="false"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textarea-horizontal-align="left"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none" draw:textarea-horizontal-align="center" draw:textarea-vertical-align="middle" draw:auto-grow-height="false"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marker-start="" draw:marker-end="Symmetric_20_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none" draw:textarea-horizontal-align="justify" draw:textarea-vertical-align="middle" draw:auto-grow-height="false" fo:min-height="0.801cm" fo:min-width="1.71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none"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Decoding C Declarations</text:span><text:span text:style-name="T1"><text:note text:id="ftn1" text:note-class="footnote"><text:note-citation>1</text:note-citation><text:note-body><text:p text:style-name="P4"><text:span text:style-name="T3">Taken from the section titled “Magic Decoder Ring for C Declarations”, as can be found in chapter 3 of Peter van der Lindenʼs excellent book </text:span>"Expert C Programming – <text:span text:style-name="T3">Deep C Secrets</text:span>", <text:span text:style-name="T3">1</text:span><text:span text:style-name="T4">st</text:span><text:span text:style-name="T3"> Edition, 1994, Prentice Hall</text:span></text:p></text:note-body></text:note></text:span></text:p>
      <text:p text:style-name="P3"/>
      <text:p text:style-name="P1"><text:span text:style-name="T2"><text:line-break/></text:span>Declarations in C are read boustrophedonically, <text:span text:style-name="T3">i.e. </text:span>alternating <text:span text:style-name="T3">right-to-left </text:span>with left-to right. And whoʼd have thought there would be a special word to describe that! Start a<text:span text:style-name="T3">t</text:span> the first identifier you find when reading from the left. When we match a token in our declaration against the diagram, we erase it from further consideration. At each point we look first at the token to the right, then to the left. When everything has been erased, the job is done:<text:line-break/></text:p>
      <text:p text:style-name="P1"><draw:rect text:anchor-type="paragraph" draw:z-index="2" draw:name="Shape1" draw:style-name="gr1" draw:text-style-name="P26" svg:width="3.492cm" svg:height="0.694cm" svg:x="7.299cm" svg:y="0.374cm"><text:p text:style-name="P17"><text:span text:style-name="T56">Token to match</text:span></text:p></draw:rect><draw:rect text:anchor-type="paragraph" draw:z-index="3" draw:name="Shape2" draw:style-name="gr1" draw:text-style-name="P25" svg:width="5.55cm" svg:height="0.694cm" svg:x="0.004cm" svg:y="0.376cm"><text:p text:style-name="P15"><text:span text:style-name="T56">Step number</text:span></text:p></draw:rect><draw:rect text:anchor-type="paragraph" draw:z-index="4" draw:name="Shape3" draw:style-name="gr1" draw:text-style-name="P25" svg:width="5.927cm" svg:height="0.694cm" svg:x="12.162cm" svg:y="0.379cm"><text:p text:style-name="P15"><text:span text:style-name="T56">How to read</text:span></text:p></draw:rect></text:p>
      <text:p text:style-name="P1"/>
      <text:p text:style-name="P1"><draw:rect text:anchor-type="paragraph" draw:z-index="43" draw:name="Shape4" draw:style-name="gr1" draw:text-style-name="P16" svg:width="0.279cm" svg:height="0.38cm" svg:x="8.661cm" svg:y="7.969cm"><text:p text:style-name="P15"><text:span text:style-name="T48">N</text:span></text:p></draw:rect><draw:rect text:anchor-type="paragraph" draw:z-index="42" draw:name="Shape5" draw:style-name="gr1" draw:text-style-name="P16" svg:width="0.279cm" svg:height="0.38cm" svg:x="8.661cm" svg:y="5.639cm"><text:p text:style-name="P15"><text:span text:style-name="T48">N</text:span></text:p></draw:rect><draw:rect text:anchor-type="paragraph" draw:z-index="41" draw:name="Shape6" draw:style-name="gr1" draw:text-style-name="P16" svg:width="0.279cm" svg:height="0.38cm" svg:x="8.661cm" svg:y="3.33cm"><text:p text:style-name="P15"><text:span text:style-name="T48">N</text:span></text:p></draw:rect><draw:rect text:anchor-type="paragraph" draw:z-index="40" draw:name="Shape7" draw:style-name="gr2" draw:text-style-name="P16" svg:width="5.55cm" svg:height="0.694cm" svg:x="0cm" svg:y="12.06cm"><text:p text:style-name="P15"><text:span text:style-name="T49">6.</text:span><text:span text:style-name="T48"> The tokens that remain form the</text:span><text:span text:style-name="T48"><text:line-break/></text:span><text:span text:style-name="T48"> <text:s text:c="3"/>basic type of the declaration</text:span></text:p></draw:rect><draw:rect text:anchor-type="paragraph" draw:z-index="39" draw:name="Shape8" draw:style-name="gr3" draw:text-style-name="P16" svg:width="5.927cm" svg:height="0.694cm" svg:x="12.16cm" svg:y="12.06cm"><text:p text:style-name="P15"><text:span text:style-name="T48">read off the tokens that remain,</text:span><text:span text:style-name="T48"><text:line-break/></text:span><text:span text:style-name="T48">e.g. </text:span><text:span text:style-name="T49">static unsigned int</text:span></text:p></draw:rect><draw:line text:anchor-type="paragraph" draw:z-index="38" draw:name="Shape9" draw:style-name="gr4" draw:text-style-name="P17" svg:x1="9.036cm" svg:y1="10.887cm" svg:x2="9.036cm" svg:y2="12.684cm"><text:p/></draw:line><draw:rect text:anchor-type="paragraph" draw:z-index="37" draw:name="Shape10" draw:style-name="gr2" draw:text-style-name="P16" svg:width="5.55cm" svg:height="0.694cm" svg:x="0cm" svg:y="9.44cm"><text:p text:style-name="P15"><text:span text:style-name="T49">5.</text:span><text:span text:style-name="T48"> If the token to the </text:span><text:span text:style-name="T49">left</text:span><text:span text:style-name="T48"> is any</text:span><text:span text:style-name="T48"><text:line-break/></text:span><text:span text:style-name="T48"> <text:s text:c="3"/>of </text:span><text:span text:style-name="T50">*</text:span><text:span text:style-name="T48">, </text:span><text:span text:style-name="T50">volatile</text:span><text:span text:style-name="T48">, </text:span><text:span text:style-name="T50">const</text:span></text:p></draw:rect><draw:rect text:anchor-type="paragraph" draw:z-index="36" draw:name="Shape11" draw:style-name="gr1" draw:text-style-name="P16" svg:width="0.279cm" svg:height="0.38cm" svg:x="10.758cm" svg:y="9.41cm"><text:p text:style-name="P15"><text:span text:style-name="T48">Y</text:span></text:p></draw:rect><draw:line text:anchor-type="paragraph" draw:z-index="33" draw:name="Shape12" draw:style-name="gr5" draw:text-style-name="P17" svg:x1="10.76cm" svg:y1="9.79cm" svg:x2="11.959cm" svg:y2="9.79cm"><text:p/></draw:line><draw:custom-shape text:anchor-type="paragraph" draw:z-index="31" draw:name="Shape13" draw:style-name="gr6" draw:text-style-name="P19" svg:width="3.426cm" svg:height="2.207cm" svg:x="7.331cm" svg:y="8.68cm"><text:p text:style-name="P18"><text:span text:style-name="T50">*</text:span><text:span text:style-name="T52"> </text:span><text:span text:style-name="T53">?</text:span><text:span text:style-name="T50"><text:line-break/></text:span><text:span text:style-name="T50">volatile</text:span><text:span text:style-name="T54"> </text:span><text:span text:style-name="T53">?</text:span><text:span text:style-name="T50"><text:line-break/></text:span><text:span text:style-name="T50">const</text:span><text:span text:style-name="T54"> </text:span><text:span text:style-name="T53">?</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text:anchor-type="paragraph" draw:z-index="30" draw:name="Shape14" draw:style-name="gr5" draw:text-style-name="P17" svg:x1="9.036cm" svg:y1="7.969cm" svg:x2="9.036cm" svg:y2="8.675cm"><text:p/></draw:line><draw:rect text:anchor-type="paragraph" draw:z-index="29" draw:name="Shape15" draw:style-name="gr1" draw:text-style-name="P16" svg:width="0.279cm" svg:height="0.38cm" svg:x="7.964cm" svg:y="6.796cm"><text:p text:style-name="P15"><text:span text:style-name="T48">Y</text:span></text:p></draw:rect><draw:rect text:anchor-type="paragraph" draw:z-index="28" draw:name="Shape16" draw:style-name="gr1" draw:text-style-name="P16" svg:width="0.279cm" svg:height="0.38cm" svg:x="10.76cm" svg:y="4.471cm"><text:p text:style-name="P15"><text:span text:style-name="T48">Y</text:span></text:p></draw:rect><draw:rect text:anchor-type="paragraph" draw:z-index="27" draw:name="Shape17" draw:style-name="gr1" draw:text-style-name="P16" svg:width="0.279cm" svg:height="0.38cm" svg:x="10.758cm" svg:y="2.159cm"><text:p text:style-name="P15"><text:span text:style-name="T48">Y</text:span></text:p></draw:rect><draw:line text:anchor-type="paragraph" draw:z-index="25" draw:name="Shape18" draw:style-name="gr4" draw:text-style-name="P17" svg:x1="6.553cm" svg:y1="1.268cm" svg:x2="9.037cm" svg:y2="1.268cm"><text:p/></draw:line><draw:line text:anchor-type="paragraph" draw:z-index="24" draw:name="Shape19" draw:style-name="gr5" draw:text-style-name="P17" svg:x1="6.553cm" svg:y1="7.175cm" svg:x2="6.553cm" svg:y2="1.268cm"><text:p/></draw:line><draw:line text:anchor-type="paragraph" draw:z-index="23" draw:name="Shape20" draw:style-name="gr5" draw:text-style-name="P17" svg:x1="8.243cm" svg:y1="7.176cm" svg:x2="6.553cm" svg:y2="7.176cm"><text:p/></draw:line><draw:custom-shape text:anchor-type="paragraph" draw:z-index="21" draw:name="Shape21" draw:style-name="gr8" draw:text-style-name="P19" svg:width="1.601cm" svg:height="1.601cm" svg:x="8.243cm" svg:y="6.369cm"><text:p text:style-name="P20"><text:span text:style-name="T55">(</text:span><text:span text:style-name="T54"> </text:span><text:span text:style-name="T53">?</text:span></text:p><draw:enhanced-geometry svg:viewBox="0 0 21600 21600" draw:glue-points="10800 0 0 10800 10800 21600 21600 10800" draw:text-areas="5400 5400 16200 16200" draw:type="diamond" draw:enhanced-path="M 10800 0 L 21600 10800 10800 21600 0 10800 10800 0 Z N"/></draw:custom-shape><draw:rect text:anchor-type="paragraph" draw:z-index="19" draw:name="Shape22" draw:style-name="gr2" draw:text-style-name="P16" svg:width="5.55cm" svg:height="0.694cm" svg:x="0cm" svg:y="6.789cm"><text:p text:style-name="P15"><text:span text:style-name="T49">4.</text:span><text:span text:style-name="T48"> If the token to the </text:span><text:span text:style-name="T49">left</text:span><text:span text:style-name="T48"> is an</text:span><text:span text:style-name="T48"><text:line-break/></text:span><text:span text:style-name="T48"> <text:s text:c="3"/>opening parenthesis</text:span></text:p></draw:rect><draw:rect text:anchor-type="paragraph" draw:z-index="18" draw:name="Shape23" draw:style-name="gr7" draw:text-style-name="P16" svg:width="5.55cm" svg:height="0.694cm" svg:x="0.002cm" svg:y="4.524cm"><text:p text:style-name="P15"><text:span text:style-name="T49">3.</text:span><text:span text:style-name="T48"> or if it is an opening parenthesis</text:span></text:p></draw:rect><draw:custom-shape text:anchor-type="paragraph" draw:z-index="16" draw:name="Shape25" draw:style-name="gr6" draw:text-style-name="P22" svg:width="3.426cm" svg:height="1.601cm" svg:x="7.332cm" svg:y="4.045cm"><text:p text:style-name="P21"><text:span text:style-name="T53">(parameters)?</text:spa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14" draw:name="Shape26" draw:style-name="gr5" draw:text-style-name="P17" svg:x1="9.036cm" svg:y1="3.334cm" svg:x2="9.036cm" svg:y2="4.04cm"><text:p/></draw:line><draw:rect text:anchor-type="paragraph" draw:z-index="13" draw:name="Shape27" draw:style-name="gr7" draw:text-style-name="P16" svg:width="5.927cm" svg:height="0.694cm" svg:x="12.162cm" svg:y="4.528cm"><text:p text:style-name="P15"><text:span text:style-name="T48">read up to the closing paranthesis and</text:span><text:span text:style-name="T48"><text:line-break/></text:span><text:span text:style-name="T48">say „</text:span><text:span text:style-name="T49">function returning a</text:span><text:span text:style-name="T51">(</text:span><text:span text:style-name="T49">n</text:span><text:span text:style-name="T51">)</text:span><text:span text:style-name="T48">“</text:span></text:p></draw:rect><draw:line text:anchor-type="paragraph" draw:z-index="11" draw:name="Shape28" draw:style-name="gr9" draw:text-style-name="P17" svg:x1="13.334cm" svg:y1="1.499cm" svg:x2="9.051cm" svg:y2="1.499cm"><text:p/></draw:line><draw:line text:anchor-type="paragraph" draw:z-index="10" draw:name="Shape29" draw:style-name="gr5" draw:text-style-name="P17" svg:x1="13.333cm" svg:y1="1.499cm" svg:x2="13.328cm" svg:y2="2.194cm"><text:p/></draw:line><draw:line text:anchor-type="paragraph" draw:z-index="9" draw:name="Shape30" draw:style-name="gr5" draw:text-style-name="P17" svg:x1="10.76cm" svg:y1="2.54cm" svg:x2="11.959cm" svg:y2="2.54cm"><text:p/></draw:line><draw:rect text:anchor-type="paragraph" draw:z-index="8" draw:name="Shape31" draw:style-name="gr7" draw:text-style-name="P16" svg:width="5.927cm" svg:height="0.694cm" svg:x="12.162cm" svg:y="2.194cm"><text:p text:style-name="P15"><text:span text:style-name="T48">say „</text:span><text:span text:style-name="T49">array of</text:span><text:span text:style-name="T48">“</text:span></text:p></draw:rect><draw:line text:anchor-type="paragraph" draw:z-index="7" draw:name="Shape32" draw:style-name="gr5" draw:text-style-name="P17" svg:x1="9.036cm" svg:y1="1.028cm" svg:x2="9.036cm" svg:y2="1.734cm"><text:p/></draw:line><draw:rect text:anchor-type="paragraph" draw:z-index="5" draw:name="Shape34" draw:style-name="gr11" draw:text-style-name="P24" svg:width="3.511cm" svg:height="0.694cm" svg:x="7.29cm" svg:y="0.335cm"><text:p text:style-name="P17">Identifier</text:p></draw:rect><draw:rect text:anchor-type="paragraph" draw:z-index="1" draw:name="Shape35" draw:style-name="gr7" draw:text-style-name="P16" svg:width="5.927cm" svg:height="0.694cm" svg:x="12.162cm" svg:y="0.335cm"><text:p text:style-name="P15"><text:span text:style-name="T48">say „</text:span><text:span text:style-name="T49">Identifier is a</text:span><text:span text:style-name="T51">(</text:span><text:span text:style-name="T49">n</text:span><text:span text:style-name="T51">)</text:span><text:span text:style-name="T48">“</text:span></text:p></draw:rect><draw:rect text:anchor-type="paragraph" draw:z-index="0" draw:name="Shape36" draw:style-name="gr7" draw:text-style-name="P16" svg:width="5.55cm" svg:height="0.694cm" svg:x="0.004cm" svg:y="0.332cm"><text:p text:style-name="P15"><text:span text:style-name="T49">1.</text:span><text:span text:style-name="T48"> Go to the leftmost identifier</text:span></text:p></draw:rect><draw:rect text:anchor-type="paragraph" draw:z-index="32" draw:name="Shape37" draw:style-name="gr3" draw:text-style-name="P16" svg:width="5.927cm" svg:height="1.193cm" svg:x="12.16cm" svg:y="9.188cm"><text:p text:style-name="P15"><text:span text:style-name="T48">for </text:span><text:span text:style-name="T50">*</text:span><text:span text:style-name="T48"> say <text:s text:c="16"/>„</text:span><text:span text:style-name="T49">pointer to a</text:span><text:span text:style-name="T51">(</text:span><text:span text:style-name="T49">n</text:span><text:span text:style-name="T51">)</text:span><text:span text:style-name="T48">“</text:span><text:span text:style-name="T48"><text:line-break/></text:span><text:span text:style-name="T48">for </text:span><text:span text:style-name="T50">volatile</text:span><text:span text:style-name="T48"> say <text:s/>„</text:span><text:span text:style-name="T49">volatile</text:span><text:span text:style-name="T48">“</text:span><text:span text:style-name="T48"><text:line-break/></text:span><text:span text:style-name="T48">for </text:span><text:span text:style-name="T50">const</text:span><text:span text:style-name="T48"> say <text:s text:c="7"/>„</text:span><text:span text:style-name="T49">read-only</text:span><text:span text:style-name="T48">“</text:span></text:p></draw:rect><draw:rect text:anchor-type="paragraph" draw:z-index="17" draw:name="Shape24" draw:style-name="gr7" draw:text-style-name="P16" svg:width="5.55cm" svg:height="0.694cm" svg:x="0.002cm" svg:y="2.194cm"><text:p text:style-name="P15"><text:span text:style-name="T49">2.</text:span><text:span text:style-name="T48"> Look at the next token to the </text:span><text:span text:style-name="T49">right</text:span><text:span text:style-name="T48"><text:line-break/></text:span><text:span text:style-name="T48"> <text:s text:c="3"/>if it is a square bracket</text:span></text:p></draw:rect><draw:custom-shape text:anchor-type="paragraph" draw:z-index="6" draw:name="Shape33" draw:style-name="gr10" draw:text-style-name="P22" svg:width="3.426cm" svg:height="1.601cm" svg:x="7.332cm" svg:y="1.734cm"><text:p text:style-name="P23"><text:span text:style-name="T53">[possible size]?</text:span></text:p><draw:enhanced-geometry svg:viewBox="0 0 21600 21600" draw:glue-points="10800 0 0 10800 10800 21600 21600 10800" draw:text-areas="5400 5400 16200 16200" draw:type="diamond" draw:enhanced-path="M 10800 0 L 21600 10800 10800 21600 0 10800 10800 0 Z N"/></draw:custom-shape></text:p>
      <text:p text:style-name="P1"/>
      <text:p text:style-name="P1"/>
      <text:p text:style-name="P1"/>
      <text:p text:style-name="P1"/>
      <text:p text:style-name="P1"/>
      <text:p text:style-name="P1"/>
      <text:p text:style-name="P1"/>
      <text:p text:style-name="P1"/>
      <text:p text:style-name="P1"><draw:line text:anchor-type="paragraph" draw:z-index="12" draw:name="Shape38" draw:style-name="gr5" draw:text-style-name="P17" svg:x1="10.76cm" svg:y1="0.46cm" svg:x2="11.959cm" svg:y2="0.46cm"><text:p/></draw:line></text:p>
      <text:p text:style-name="P1"/>
      <text:p text:style-name="P1"><draw:line text:anchor-type="paragraph" draw:z-index="20" draw:name="Shape39" draw:style-name="gr5" draw:text-style-name="P17" svg:x1="9.042cm" svg:y1="0.289cm" svg:x2="9.04cm" svg:y2="1.014cm"><text:p/></draw:line><draw:line text:anchor-type="paragraph" draw:z-index="15" draw:name="Shape40" draw:style-name="gr4" draw:text-style-name="P17" svg:x1="13.328cm" svg:y1="0.464cm" svg:x2="9.042cm" svg:y2="0.464cm"><text:p/></draw:line><draw:line text:anchor-type="paragraph" draw:z-index="26" draw:name="Shape41" draw:style-name="gr5" draw:text-style-name="P17" svg:x1="13.332cm" svg:y1="0.074cm" svg:x2="13.33cm" svg:y2="0.464cm"><text:p/></draw:line></text:p>
      <text:p text:style-name="P1"><draw:line text:anchor-type="paragraph" draw:z-index="35" draw:name="Shape42" draw:style-name="gr5" draw:text-style-name="P17" svg:x1="15.985cm" svg:y1="0.385cm" svg:x2="15.981cm" svg:y2="3.154cm"><text:p/></draw:line><draw:line text:anchor-type="paragraph" draw:z-index="34" draw:name="Shape43" draw:style-name="gr4" draw:text-style-name="P17" svg:x1="15.981cm" svg:y1="0.385cm" svg:x2="9.04cm" svg:y2="0.385cm"><text:p/></draw:line></text:p>
      <text:p text:style-name="P1"><draw:rect text:anchor-type="paragraph" draw:z-index="22" draw:name="Shape44" draw:style-name="gr7" draw:text-style-name="P16" svg:width="6.051cm" svg:height="0.694cm" svg:x="12.037cm" svg:y="0.46cm"><text:p text:style-name="P15"><text:span text:style-name="T53">stuff-already-dealt-with</text:span><text:span text:style-name="T55">)</text:span></text:p></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6"/>
      <text:p text:style-name="P14"><text:span text:style-name="T10">Examples</text:span><text:span text:style-name="T9">:</text:span></text:p>
      <text:p text:style-name="P11"/>
      <text:section text:style-name="Sect1" text:name="Section1">
        <text:p text:style-name="P8"><text:span text:style-name="T41"><text:line-break/>int</text:span><text:span text:style-name="T30"> i;</text:span></text:p>
        <text:p text:style-name="P12"><text:span text:style-name="T30"><text:s text:c="9"/></text:span><text:span text:style-name="T27"></text:span><text:span text:style-name="T7"> <text:s/>i is an</text:span></text:p>
        <text:p text:style-name="P14"><text:span text:style-name="T11"><text:s text:c="2"/></text:span><text:span text:style-name="T28"> <text:s/></text:span><text:span text:style-name="T12">integer<text:line-break/><text:line-break/><text:line-break/><text:line-break/><text:line-break/><text:line-break/></text:span><text:span text:style-name="T43">int</text:span><text:span text:style-name="T32"> *i;</text:span></text:p>
        <text:p text:style-name="P12"><text:span text:style-name="T30"><text:s text:c="10"/></text:span><text:span text:style-name="T34"><text:s/></text:span><text:span text:style-name="T27"></text:span><text:span text:style-name="T7"> <text:s/>i is a</text:span></text:p>
        <text:p text:style-name="P10"><text:span text:style-name="T11"><text:s text:c="8"/></text:span><text:span text:style-name="T15"><text:s/></text:span><text:span text:style-name="T28"> <text:s/></text:span><text:span text:style-name="T12">pointer to</text:span></text:p>
        <text:p text:style-name="P10"><text:span text:style-name="T11"><text:s text:c="2"/></text:span><text:span text:style-name="T28"> <text:s/></text:span><text:span text:style-name="T12">integer</text:span></text:p>
        <text:p text:style-name="P10"><text:span text:style-name="T45"><text:line-break/><text:line-break/><text:line-break/></text:span><text:soft-page-break/><text:span text:style-name="T45"><text:line-break/>int</text:span><text:span text:style-name="T35"> *i [3];</text:span></text:p>
        <text:p text:style-name="P12"><text:span text:style-name="T30"><text:s text:c="10"/></text:span><text:span text:style-name="T34"><text:s/></text:span><text:span text:style-name="T27"></text:span><text:span text:style-name="T7"> <text:s/>i is an</text:span></text:p>
        <text:p text:style-name="P10"><text:span text:style-name="T11"><text:s text:c="15"/></text:span><text:span text:style-name="T15"><text:s/></text:span><text:span text:style-name="T28"> <text:s/></text:span><text:span text:style-name="T12">array of 3</text:span></text:p>
        <text:p text:style-name="P10"><text:span text:style-name="T11"><text:s text:c="8"/></text:span><text:span text:style-name="T15"><text:s/></text:span><text:span text:style-name="T28"> <text:s/></text:span><text:span text:style-name="T12">pointer to</text:span></text:p>
        <text:p text:style-name="P10"><text:span text:style-name="T11"><text:s text:c="2"/></text:span><text:span text:style-name="T28"> <text:s/></text:span><text:span text:style-name="T12">integer<text:line-break/></text:span></text:p>
        <text:p text:style-name="P10"><text:span text:style-name="T45">int</text:span><text:span text:style-name="T35"> (*i) [3];</text:span></text:p>
        <text:p text:style-name="P12"><text:span text:style-name="T30"><text:s text:c="12"/></text:span><text:span text:style-name="T38"><text:s/></text:span><text:span text:style-name="T27"></text:span><text:span text:style-name="T7"> <text:s/>i is a<text:line-break/> <text:s text:c="9"/></text:span><text:span text:style-name="T17"><text:s/></text:span><text:span text:style-name="T27"> <text:s/></text:span><text:span text:style-name="T8">pointer to an</text:span></text:p>
        <text:p text:style-name="P10"><text:span text:style-name="T11"><text:s text:c="19"/></text:span><text:span text:style-name="T18"><text:s/></text:span><text:span text:style-name="T28"> <text:s/></text:span><text:span text:style-name="T12">array of 3</text:span></text:p>
        <text:p text:style-name="P10"><text:span text:style-name="T11"><text:s text:c="2"/></text:span><text:span text:style-name="T28"> <text:s/></text:span><text:span text:style-name="T12">integer</text:span></text:p>
        <text:p text:style-name="P7"/>
        <text:p text:style-name="P10"><text:span text:style-name="T45">int</text:span><text:span text:style-name="T35"> *i (</text:span><text:span text:style-name="T45">void</text:span><text:span text:style-name="T35">);</text:span></text:p>
        <text:p text:style-name="P12"><text:span text:style-name="T30"><text:s text:c="10"/></text:span><text:span text:style-name="T34"><text:s/></text:span><text:span text:style-name="T27"></text:span><text:span text:style-name="T7"> <text:s/>i is a</text:span></text:p>
        <text:p text:style-name="P10"><text:span text:style-name="T11"><text:s text:c="15"/></text:span><text:span text:style-name="T15"><text:s/></text:span><text:span text:style-name="T28"> <text:s/></text:span><text:span text:style-name="T12">function returning a</text:span></text:p>
        <text:p text:style-name="P10"><text:span text:style-name="T11"><text:s text:c="8"/></text:span><text:span text:style-name="T15"><text:s/></text:span><text:span text:style-name="T28"> <text:s/></text:span><text:span text:style-name="T12">pointer to</text:span></text:p>
        <text:p text:style-name="P9"><text:span text:style-name="T13"><text:s text:c="2"/></text:span><text:span text:style-name="T29"> <text:s/></text:span><text:span text:style-name="T14">integer</text:span></text:p>
        <text:p text:style-name="P13"/>
        <text:p text:style-name="P9"><text:span text:style-name="T46">int</text:span><text:span text:style-name="T36"> (*i) (</text:span><text:span text:style-name="T47">float</text:span><text:span text:style-name="T37"> f</text:span><text:span text:style-name="T36">);</text:span></text:p>
        <text:p text:style-name="P12"><text:span text:style-name="T30"><text:s text:c="12"/></text:span><text:span text:style-name="T38"><text:s/></text:span><text:span text:style-name="T27"></text:span><text:span text:style-name="T7"> <text:s/>i is a<text:line-break/> <text:s text:c="9"/></text:span><text:span text:style-name="T17"><text:s/></text:span><text:span text:style-name="T27"> <text:s/></text:span><text:span text:style-name="T8">pointer to a</text:span></text:p>
        <text:p text:style-name="P10"><text:span text:style-name="T11"><text:s text:c="19"/></text:span><text:span text:style-name="T19"><text:s/></text:span><text:span text:style-name="T28"> <text:s/></text:span><text:span text:style-name="T12">function (taking an argument of type<text:line-break/> <text:s text:c="37"/></text:span><text:span text:style-name="T45">float</text:span><text:span text:style-name="T12">) returning an</text:span></text:p>
        <text:p text:style-name="P14"><text:span text:style-name="T11"><text:s text:c="2"/></text:span><text:span text:style-name="T28"> <text:s/></text:span><text:span text:style-name="T12">integer</text:span></text:p>
        <text:p text:style-name="P14"><text:span text:style-name="T44"><text:line-break/>int</text:span><text:span text:style-name="T33"> **i;</text:span></text:p>
        <text:p text:style-name="P12"><text:span text:style-name="T30"><text:s text:c="12"/></text:span><text:span text:style-name="T39"><text:s/></text:span><text:span text:style-name="T27"></text:span><text:span text:style-name="T7"> <text:s/>i is a</text:span></text:p>
        <text:p text:style-name="P12"><text:span text:style-name="T30"><text:s text:c="10"/></text:span><text:span text:style-name="T34"><text:s/></text:span><text:span text:style-name="T27"></text:span><text:span text:style-name="T7"> <text:s/>pointer to</text:span></text:p>
        <text:p text:style-name="P10"><text:span text:style-name="T11"><text:s text:c="8"/></text:span><text:span text:style-name="T15"><text:s/></text:span><text:span text:style-name="T28"> <text:s/></text:span><text:span text:style-name="T12">pointer to</text:span></text:p>
        <text:p text:style-name="P10"><text:span text:style-name="T11"><text:s text:c="2"/></text:span><text:span text:style-name="T28"> <text:s/></text:span><text:span text:style-name="T12">integer</text:span></text:p>
        <text:p text:style-name="P10"><text:span text:style-name="T45"><text:line-break/><text:line-break/><text:line-break/>int</text:span><text:span text:style-name="T35"> *(*i) (</text:span><text:span text:style-name="T45">void</text:span><text:span text:style-name="T35">);</text:span></text:p>
        <text:p text:style-name="P12"><text:span text:style-name="T30"><text:s text:c="15"/></text:span><text:span text:style-name="T27"></text:span><text:span text:style-name="T7"> <text:s/>i is a</text:span></text:p>
        <text:p text:style-name="P12"><text:span text:style-name="T30"><text:s text:c="12"/></text:span><text:span text:style-name="T39"><text:s/></text:span><text:span text:style-name="T27"></text:span><text:span text:style-name="T7"> <text:s/>pointer to a</text:span></text:p>
        <text:p text:style-name="P10"><text:span text:style-name="T11"><text:s text:c="22"/></text:span><text:span text:style-name="T28"> <text:s/></text:span><text:span text:style-name="T12">function returning a</text:span></text:p>
        <text:p text:style-name="P10"><text:span text:style-name="T11"><text:s text:c="8"/></text:span><text:span text:style-name="T15"><text:s/></text:span><text:span text:style-name="T28"> <text:s/></text:span><text:span text:style-name="T12">pointer to</text:span></text:p>
        <text:p text:style-name="P10"><text:span text:style-name="T11"><text:s text:c="2"/></text:span><text:span text:style-name="T28"> <text:s/></text:span><text:span text:style-name="T12">integer</text:span></text:p>
        <text:p text:style-name="P10"/>
        <text:p text:style-name="P10"><text:span text:style-name="T45">int</text:span><text:span text:style-name="T35"> *(*i []) (</text:span><text:span text:style-name="T45">void</text:span><text:span text:style-name="T35">);</text:span></text:p>
        <text:p text:style-name="P8"><text:span text:style-name="T8"><text:s text:c="15"/></text:span><text:span text:style-name="T27"></text:span><text:span text:style-name="T7"> <text:s/>i is an</text:span></text:p>
        <text:p text:style-name="P8"><text:span text:style-name="T7"><text:s text:c="19"/></text:span><text:span text:style-name="T20"><text:s/></text:span><text:span text:style-name="T27"> <text:s/></text:span><text:span text:style-name="T8">array of<text:line-break/> <text:s text:c="11"/></text:span><text:span text:style-name="T21"><text:s/></text:span><text:span text:style-name="T27"></text:span><text:span text:style-name="T7"> <text:s/>pointer to</text:span></text:p>
        <text:p text:style-name="P10"><text:span text:style-name="T11"><text:s text:c="28"/></text:span><text:span text:style-name="T23"><text:s/></text:span><text:span text:style-name="T28"> <text:s/></text:span><text:span text:style-name="T12">functions returning a</text:span></text:p>
        <text:p text:style-name="P10"><text:span text:style-name="T11"><text:s text:c="8"/></text:span><text:span text:style-name="T15"><text:s/></text:span><text:span text:style-name="T28"> <text:s/></text:span><text:span text:style-name="T12">pointer to</text:span></text:p>
        <text:p text:style-name="P8"><text:span text:style-name="T7"><text:s text:c="2"/></text:span><text:span text:style-name="T27"> <text:s/></text:span><text:span text:style-name="T8">integer</text:span></text:p>
        <text:p text:style-name="P7"/>
        <text:p text:style-name="P8"><text:span text:style-name="T42">int</text:span><text:span text:style-name="T31"> *(*(*i)(</text:span><text:span text:style-name="T42">void</text:span><text:span text:style-name="T31">)) [10];</text:span></text:p>
        <text:p text:style-name="P8"><text:span text:style-name="T8"><text:s text:c="19"/></text:span><text:span text:style-name="T25"><text:s/></text:span><text:span text:style-name="T27"></text:span><text:span text:style-name="T7"> <text:s/>i is a</text:span></text:p>
        <text:p text:style-name="P8"><text:span text:style-name="T8"><text:s text:c="17"/></text:span><text:span text:style-name="T26"><text:s/></text:span><text:span text:style-name="T27"></text:span><text:span text:style-name="T7"> <text:s/>pointer to a</text:span></text:p>
        <text:p text:style-name="P10"><text:span text:style-name="T11"><text:s text:c="24"/></text:span><text:span text:style-name="T28"> <text:s/></text:span><text:span text:style-name="T12">function returning a</text:span></text:p>
        <text:p text:style-name="P10"><text:span text:style-name="T12"><text:s text:c="12"/></text:span><text:span text:style-name="T22"><text:s/></text:span><text:span text:style-name="T28"></text:span><text:span text:style-name="T11"> <text:s/>pointer to an</text:span></text:p>
        <text:p text:style-name="P10"><text:span text:style-name="T11"><text:s text:c="33"/></text:span><text:span text:style-name="T28"> <text:s/></text:span><text:span text:style-name="T12">array of 10<text:line-break/></text:span><text:span text:style-name="T11"> <text:s text:c="7"/></text:span><text:span text:style-name="T15"><text:s/></text:span><text:span text:style-name="T28"> <text:s/></text:span><text:span text:style-name="T12">pointer to</text:span></text:p>
        <text:p text:style-name="P8"><text:span text:style-name="T7"><text:s text:c="2"/></text:span><text:span text:style-name="T27"> <text:s/></text:span><text:span text:style-name="T8">integer</text:span></text:p>
        <text:p text:style-name="P7"/>
        <text:p text:style-name="P8"><text:span text:style-name="T42">int</text:span><text:span text:style-name="T31"> *(*i [5]) [10];</text:span></text:p>
        <text:p text:style-name="P12"><text:span text:style-name="T30"><text:s text:c="15"/></text:span><text:span text:style-name="T27"></text:span><text:span text:style-name="T7"> <text:s/>i is an</text:span></text:p>
        <text:p text:style-name="P8"><text:span text:style-name="T7"><text:s text:c="19"/></text:span><text:span text:style-name="T20"><text:s/></text:span><text:span text:style-name="T27"> <text:s/></text:span><text:span text:style-name="T8">array of 5<text:line-break/> <text:s text:c="11"/></text:span><text:span text:style-name="T21"><text:s/></text:span><text:span text:style-name="T27"></text:span><text:span text:style-name="T7"> <text:s/>pointer to</text:span></text:p>
        <text:p text:style-name="P8"><text:span text:style-name="T7"><text:s text:c="30"/></text:span><text:span text:style-name="T24"><text:s/></text:span><text:span text:style-name="T27"> <text:s/></text:span><text:span text:style-name="T8">arrays of 10<text:line-break/></text:span><text:span text:style-name="T7"> <text:s text:c="7"/></text:span><text:span text:style-name="T16"><text:s/></text:span><text:span text:style-name="T27"> <text:s/></text:span><text:span text:style-name="T8">pointer to</text:span></text:p>
        <text:p text:style-name="P8"><text:span text:style-name="T5"><text:s text:c="2"/></text:span><text:span text:style-name="T40"> <text:s/></text:span><text:span text:style-name="T6">integer<text:line-break/></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fixed"/>
    <style:font-face style:name="Arial Narrow" svg:font-family="'Arial Narrow'" style:font-family-generic="swiss" style:font-pitch="variable"/>
    <style:font-face style:name="Arial1" svg:font-family="Arial"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swiss" style:font-pitch="fixed"/>
    <style:font-face style:name="Mangal" svg:font-family="Mangal"/>
    <style:font-face style:name="Mangal1" svg:font-family="Mangal" style:font-family-generic="system" style:font-pitch="variable"/>
    <style:font-face style:name="OpenSymbol" svg:font-family="OpenSymbol"/>
    <style:font-face style:name="SimSun" svg:font-family="SimSun" style:font-family-generic="system" style:font-pitch="variable"/>
    <style:font-face style:name="Symbol" svg:font-family="Symbol" style:font-charset="x-symbol"/>
    <style:font-face style:name="Times New Roman" svg:font-family="'Times New Roman'" style:font-family-generic="modern"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styles>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de" fo:country="AT"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de" fo:country="AT"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family-generic="swiss" style:font-pitch="variable" fo:font-size="11pt" fo:language="en" fo:country="US"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801cm" fo:margin-bottom="1.801cm" fo:margin-left="2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ecoding C Declarations</dc:title>
    <meta:initial-creator>scott</meta:initial-creator>
    <meta:creation-date>2010-05-31T20:58:00</meta:creation-date>
    <dc:date>2011-04-28T15:59:34.827000000</dc:date>
    <meta:editing-cycles>71</meta:editing-cycles>
    <meta:editing-duration>PT5H6M42S</meta:editing-duration>
    <meta:generator>LibreOffice/7.6.4.1$Windows_X86_64 LibreOffice_project/e19e193f88cd6c0525a17fb7a176ed8e6a3e2aa1</meta:generator>
    <meta:print-date>2011-04-28T10:13:17.470000000</meta:print-date>
    <dc:creator>Michael Stumpfl</dc:creator>
    <meta:document-statistic meta:table-count="0" meta:image-count="0" meta:object-count="0" meta:page-count="2" meta:paragraph-count="57" meta:word-count="320" meta:character-count="2187" meta:non-whitespace-character-count="1224"/>
    <meta:user-defined meta:name="Info 1"/>
    <meta:user-defined meta:name="Info 2"/>
    <meta:user-defined meta:name="Info 3"/>
    <meta:user-defined meta:name="Info 4"/>
  </office:meta>
</office:document-meta>
</file>